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Standard">
      <style:text-properties officeooo:paragraph-rsid="0eb9c424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ef8320a"/>
    </style:style>
    <style:style style:name="P82" style:family="paragraph" style:parent-style-name="Footnote">
      <style:text-properties officeooo:paragraph-rsid="0f025efd"/>
    </style:style>
    <style:style style:name="P83" style:family="paragraph" style:parent-style-name="Footnote">
      <style:text-properties officeooo:paragraph-rsid="0f051f9f"/>
    </style:style>
    <style:style style:name="P84" style:family="paragraph" style:parent-style-name="Standard">
      <style:text-properties officeooo:paragraph-rsid="0f0649dd"/>
    </style:style>
    <style:style style:name="P85" style:family="paragraph" style:parent-style-name="Footnote">
      <style:text-properties officeooo:paragraph-rsid="0f140c00"/>
    </style:style>
    <style:style style:name="P86" style:family="paragraph" style:parent-style-name="Standard">
      <style:text-properties officeooo:paragraph-rsid="0f2db54e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8" style:family="paragraph" style:parent-style-name="Footnote">
      <style:text-properties officeooo:paragraph-rsid="0f41a60d"/>
    </style:style>
    <style:style style:name="P89" style:family="paragraph" style:parent-style-name="Standard">
      <style:text-properties officeooo:paragraph-rsid="0f466349"/>
    </style:style>
    <style:style style:name="P90" style:family="paragraph" style:parent-style-name="Footnote">
      <style:text-properties officeooo:paragraph-rsid="0f12f362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2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9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7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0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51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7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8" style:family="text">
      <style:text-properties fo:color="#000000" loext:opacity="100%" style:font-name="Liberation Sans" fo:font-size="12pt" style:font-size-asian="12pt" style:font-size-complex="12pt"/>
    </style:style>
    <style:style style:name="T27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0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81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2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" officeooo:rsid="047da547"/>
    </style:style>
    <style:style style:name="T29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0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6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7" style:family="text">
      <style:text-properties style:use-window-font-color="true" loext:opacity="0%" style:font-name="Liberation Sans" fo:font-size="12pt" style:font-size-asian="12pt" style:font-size-complex="12pt"/>
    </style:style>
    <style:style style:name="T318" style:family="text">
      <style:text-properties officeooo:rsid="04473353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officeooo:rsid="0e59b6fb" style:font-weight-asian="bold" style:font-weight-complex="bold"/>
    </style:style>
    <style:style style:name="T321" style:family="text">
      <style:text-properties officeooo:rsid="0aace3cd"/>
    </style:style>
    <style:style style:name="T322" style:family="text">
      <style:text-properties fo:font-size="10pt" style:font-size-asian="10pt" style:font-size-complex="10pt"/>
    </style:style>
    <style:style style:name="T323" style:family="text">
      <style:text-properties officeooo:rsid="0394a435"/>
    </style:style>
    <style:style style:name="T32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7" style:family="text">
      <style:text-properties officeooo:rsid="0cf7e116"/>
    </style:style>
    <style:style style:name="T328" style:family="text">
      <style:text-properties officeooo:rsid="0b952edb"/>
    </style:style>
    <style:style style:name="T329" style:family="text">
      <style:text-properties loext:padding="0.049cm" loext:border="0.31pt solid #000000"/>
    </style:style>
    <style:style style:name="T330" style:family="text">
      <style:text-properties officeooo:rsid="0eef9ccc"/>
    </style:style>
    <style:style style:name="T331" style:family="text">
      <style:text-properties officeooo:rsid="0e5e443a"/>
    </style:style>
    <style:style style:name="T332" style:family="text">
      <style:text-properties officeooo:rsid="0efc0412"/>
    </style:style>
    <style:style style:name="T333" style:family="text">
      <style:text-properties officeooo:rsid="0e80285f"/>
    </style:style>
    <style:style style:name="T334" style:family="text">
      <style:text-properties officeooo:rsid="0e838e2a"/>
    </style:style>
    <style:style style:name="T335" style:family="text">
      <style:text-properties officeooo:rsid="0e83c34e"/>
    </style:style>
    <style:style style:name="T336" style:family="text">
      <style:text-properties officeooo:rsid="0f1609ab"/>
    </style:style>
    <style:style style:name="T337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8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9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0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4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5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6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8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9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0" style:family="text">
      <style:text-properties fo:color="#808080" loext:opacity="100%" style:font-name="Liberation Sans" fo:font-size="12pt" style:font-size-asian="12pt" style:font-size-complex="12pt"/>
    </style:style>
    <style:style style:name="T351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2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236">C</text:span><text:span text:style-name="T235">hecklist voor </text:span><text:span text:style-name="T237">de installatie</text:span><text:span text:style-name="T235"> van </text:span><text:reference-mark-start text:name="Distributie"/><text:span text:style-name="T238">Debian</text:span><text:reference-mark-end text:name="Distributie"/><text:span text:style-name="T239"> </text:span><text:reference-mark-start text:name="Versie"/><text:span text:style-name="T238">1</text:span><text:span text:style-name="T240">1</text:span><text:reference-mark-end text:name="Versie"/><text:span text:style-name="Strong_20_Emphasis"><text:span text:style-name="T274"> </text:span></text:span><text:span text:style-name="Strong_20_Emphasis"><text:span text:style-name="T275">LTS</text:span></text:span><text:span text:style-name="T241"><text:note text:id="ftn1" text:note-class="footnote"><text:note-citation>1</text:note-citation><text:note-body><text:p text:style-name="P28"><text:span text:style-name="T323">Deze versie </text:span><text:span text:style-name="T323"><text:reference-ref text:reference-format="text" text:ref-name="Versie">11</text:reference-ref></text:span><text:span text:style-name="T336"><text:s/></text:span><text:span text:style-name="T282">is een zogenaamde LTS-versie (</text:span><text:span text:style-name="T283">LTS=</text:span><text:span text:style-name="T282">Long-Term Support, langetermijnondersteuning).<text:line-break/></text:span><text:span text:style-name="T284">Deze</text:span><text:span text:style-name="T282"> LTS-versie wordt </text:span><text:span text:style-name="T291">vanaf vrijgave (</text:span><text:span text:style-name="T289">augustus 2021</text:span><text:span text:style-name="T291">) </text:span><text:span text:style-name="T290">vijf</text:span><text:span text:style-name="T282"> jaar ondersteund</text:span><text:span text:style-name="T286"> </text:span><text:span text:style-name="T282">(tot </text:span><text:span text:style-name="T289">augustus</text:span><text:span text:style-name="T284"> </text:span><text:span text:style-name="T282">202</text:span><text:span text:style-name="T285">6</text:span><text:span text:style-name="T286">)</text:span><text:span text:style-name="T287">.</text:span></text:p></text:note-body></text:note></text:span><text:span text:style-name="T244"> </text:span><text:reference-mark-start text:name="Editie"/><text:span text:style-name="T245">D</text:span><text:span text:style-name="T243">esktop</text:span><text:reference-mark-end text:name="Editie"/><text:span text:style-name="T242"> </text:span><text:span text:style-name="T244">(</text:span><text:span text:style-name="T246">B</text:span><text:span text:style-name="T247">ullseye</text:span><text:span text:style-name="T244">).</text:span></text:p>
      <text:p text:style-name="P4"/>
      <text:p text:style-name="P86"><text:span text:style-name="T35">Kijk op</text:span><text:span text:style-name="T267"> </text:span><text:a xlink:type="simple" xlink:href="https://karelzimmer.nl/" text:style-name="Internet_20_link" text:visited-style-name="Visited_20_Internet_20_Link"><text:span text:style-name="T9">karelzimmer.nl</text:span></text:a><text:span text:style-name="T267"> </text:span><text:span text:style-name="T292">voor</text:span><text:span text:style-name="T293"> </text:span><text:span text:style-name="T294">deze en andere </text:span><text:span text:style-name="T295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296">(zie toelichting)</text:span><text:span text:style-name="T19">:</text:span></text:p>
      <text:p text:style-name="P31"><text:span text:style-name="Definition"><text:span text:style-name="T298">g</text:span></text:span><text:span text:style-name="Definition"><text:span text:style-name="T297">ebruiker</text:span></text:span><text:span text:style-name="Definition"><text:span text:style-name="T301"><text:tab/><text:tab/></text:span></text:span><text:span text:style-name="Definition"><text:span text:style-name="T317"> <text:tab/><text:tab/></text:span></text:span><text:span text:style-name="T302"><draw:control text:anchor-type="as-char" svg:y="-0.429cm" draw:z-index="8" draw:name="Gebruiker" draw:style-name="gr2" draw:text-style-name="P99" svg:width="6.061cm" svg:height="0.6cm" draw:control="control9"><svg:title>Gebruiker</svg:title><svg:desc>Volledige naam, bijv. Jan Stek</svg:desc></draw:control></text:span><text:span text:style-name="T302"><text:tab/></text:span><text:span text:style-name="T303">(</text:span><text:span text:style-name="T299">volledige naam, bijv. </text:span><text:span text:style-name="T315">J</text:span><text:span text:style-name="T316">a</text:span><text:span text:style-name="T315">n </text:span><text:span text:style-name="T316">Jansen</text:span><text:span text:style-name="T300">)</text:span></text:p>
      <text:p text:style-name="Standard"><text:span text:style-name="Definition"><text:span text:style-name="T298">g</text:span></text:span><text:span text:style-name="Definition"><text:span text:style-name="T297">ebruikersnaam<text:tab/></text:span></text:span><text:span text:style-name="Definition"><text:span text:style-name="T297"><draw:control text:anchor-type="as-char" svg:y="-0.429cm" draw:z-index="9" draw:name="Gberuikersnaam" draw:style-name="gr2" draw:text-style-name="P99" svg:width="6.061cm" svg:height="0.6cm" draw:control="control10"><svg:title>Gebruikersnaam</svg:title><svg:desc>Korte naam, bijv. jan</svg:desc></draw:control></text:span></text:span><text:span text:style-name="Definition"><text:span text:style-name="T297"><text:tab/></text:span></text:span><text:span text:style-name="T10">(korte naam, bijv. </text:span><text:span text:style-name="T265">j</text:span><text:span text:style-name="T266">a</text:span><text:span text:style-name="T265">n</text:span><text:span text:style-name="T10">)</text:span></text:p>
      <text:p text:style-name="P30"><text:span text:style-name="Definition"><text:span text:style-name="T305">c</text:span></text:span><text:span text:style-name="Definition"><text:span text:style-name="T304">omputernaam<text:tab/><text:tab/></text:span></text:span><text:span text:style-name="Definition"><text:span text:style-name="T302"><draw:control text:anchor-type="as-char" svg:y="-0.429cm" draw:z-index="10" draw:name="Computernaam" draw:style-name="gr2" draw:text-style-name="P99" svg:width="6.061cm" svg:height="0.6cm" draw:control="control11"><svg:title>Computernaam</svg:title><svg:desc>Unieke naam van de computer</svg:desc></draw:control></text:span></text:span><text:span text:style-name="Definition"><text:span text:style-name="T302"><text:tab/></text:span></text:span><text:span text:style-name="Definition"><text:span text:style-name="T308">(</text:span></text:span><text:span text:style-name="Definition"><text:span text:style-name="T309">naam van de compute</text:span></text:span><text:span text:style-name="Definition"><text:span text:style-name="T310">r, </text:span></text:span><text:span text:style-name="Definition"><text:span text:style-name="T311">bijv. p</text:span></text:span><text:span text:style-name="Definition"><text:span text:style-name="T312">c02</text:span></text:span><text:span text:style-name="Definition"><text:span text:style-name="T308">)</text:span></text:span></text:p>
      <text:p text:style-name="P30"><text:span text:style-name="Definition"><text:span text:style-name="T298">o</text:span></text:span><text:span text:style-name="Definition"><text:span text:style-name="T297">pstartmenu</text:span></text:span><text:span text:style-name="Definition"><text:span text:style-name="T302"><text:tab/><text:tab/><text:tab/></text:span></text:span><text:span text:style-name="Definition"><text:span text:style-name="T302"><draw:control text:anchor-type="as-char" svg:y="-0.429cm" draw:z-index="11" draw:name="Opstartmenu" draw:style-name="gr2" draw:text-style-name="P99" svg:width="6.061cm" svg:height="0.6cm" draw:control="control12"><svg:title>Opstartmenu</svg:title><svg:desc>Toets voor het opstartmenu ("bootmenu")</svg:desc></draw:control></text:span></text:span><text:span text:style-name="Definition"><text:span text:style-name="T302"><text:tab/></text:span></text:span><text:span text:style-name="Definition"><text:span text:style-name="T308">(</text:span></text:span><text:span text:style-name="Definition"><text:span text:style-name="T309">to</text:span></text:span><text:span text:style-name="Definition"><text:span text:style-name="T313">ets voor het opstartmedium</text:span></text:span><text:span text:style-name="Definition"><text:span text:style-name="T314">)</text:span></text:span></text:p>
      <text:p text:style-name="P30"><text:span text:style-name="Definition"><text:span text:style-name="T306">i</text:span></text:span><text:span text:style-name="Definition"><text:span text:style-name="T307">nstellingen</text:span></text:span><text:span text:style-name="T308"><text:tab/> <text:tab/><text:tab/></text:span><text:span text:style-name="T308"><draw:control text:anchor-type="as-char" svg:y="-0.429cm" draw:z-index="7" draw:name="Instellingen" draw:style-name="gr2" draw:text-style-name="P99" svg:width="6.061cm" svg:height="0.6cm" draw:control="control8"><svg:title>Instellingen</svg:title><svg:desc>Toets voor het BIOS/UEFI-scherm ("setup")</svg:desc></draw:control></text:span><text:span text:style-name="T308"><text:tab/>(</text:span><text:span text:style-name="T309">toets voor het BIOS/UEFI-scherm</text:span><text:span text:style-name="T308">)</text:span></text:p>
      <text:p text:style-name="P33"><text:span text:style-name="Definition"><text:span text:style-name="T338">g</text:span></text:span><text:span text:style-name="Definition"><text:span text:style-name="T337">ebruiker</text:span></text:span><text:span text:style-name="Definition"><text:span text:style-name="T339">2</text:span></text:span><text:span text:style-name="Definition"><text:span text:style-name="T340"><text:tab/></text:span></text:span><text:span text:style-name="Definition"><text:span text:style-name="T350"> <text:tab/><text:tab/></text:span></text:span><text:span text:style-name="T341"><draw:control text:anchor-type="as-char" svg:y="-0.429cm" draw:z-index="18" draw:name="Gebruiker 1" draw:style-name="gr2" draw:text-style-name="P99" svg:width="6.061cm" svg:height="0.6cm" draw:control="control19"><svg:title>Gebruiker</svg:title><svg:desc>Volledige naam, bijv. Jan Stek</svg:desc></draw:control></text:span><text:span text:style-name="T341"><text:tab/></text:span><text:span text:style-name="T342">(</text:span><text:span text:style-name="T343">volledige naam </text:span><text:span text:style-name="T344">evt. 2</text:span><text:span text:style-name="T351">e</text:span><text:span text:style-name="T344"> gebruiker</text:span><text:span text:style-name="T345">)</text:span></text:p>
      <text:p text:style-name="P80"><text:span text:style-name="Definition"><text:span text:style-name="T338">g</text:span></text:span><text:span text:style-name="Definition"><text:span text:style-name="T337">ebruikersnaam</text:span></text:span><text:span text:style-name="Definition"><text:span text:style-name="T339">2</text:span></text:span><text:span text:style-name="Definition"><text:span text:style-name="T346"><text:tab/></text:span></text:span><text:span text:style-name="Definition"><text:span text:style-name="T346"><draw:control text:anchor-type="as-char" svg:y="-0.429cm" draw:z-index="19" draw:name="Gberuikersnaam 1" draw:style-name="gr2" draw:text-style-name="P99" svg:width="6.061cm" svg:height="0.6cm" draw:control="control20"><svg:title>Gebruikersnaam</svg:title><svg:desc>Korte naam, bijv. jan</svg:desc></draw:control></text:span></text:span><text:span text:style-name="Definition"><text:span text:style-name="T346"><text:tab/></text:span></text:span><text:span text:style-name="T347">(korte naam</text:span><text:span text:style-name="T348"> </text:span><text:span text:style-name="T349">evt. 2</text:span><text:span text:style-name="T352">e</text:span><text:span text:style-name="T349"> gebruiker</text:span><text:span text:style-name="T347">)</text:span></text:p>
      <text:p text:style-name="P33"><text:span text:style-name="T253">Vervang </text:span><text:span text:style-name="Definition"><text:span text:style-name="T12">schuingedrukte</text:span></text:span><text:span text:style-name="T253"> </text:span><text:span text:style-name="T254">woorden </text:span><text:span text:style-name="T253">in deze checklist door </text:span><text:span text:style-name="T254">boven</text:span><text:span text:style-name="T253">staande waarden.</text:span></text:p>
      <text:p text:style-name="P38"/>
      <text:p text:style-name="P32"><text:span text:style-name="Strong_20_Emphasis"><text:span text:style-name="T261"/></text:span></text:p>
      <text:p text:style-name="P34"><text:span text:style-name="T263">Nog niet op Linux?</text:span><text:span text:style-name="T255"><text:tab/></text:span><text:span text:style-name="T258"><text:tab/></text:span><text:span text:style-name="T259">G</text:span><text:span text:style-name="T252">ebruik </text:span><text:span text:style-name="Strong_20_Emphasis"><text:span text:style-name="T264">Checklist migratie</text:span></text:span><text:span text:style-name="T252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6"> onder </text:span><text:span text:style-name="T262">Linux</text:span><text:span text:style-name="T257">.</text:span></text:p>
      <text:p text:style-name="P22"><text:span text:style-name="T233">Nieuwe installatie?</text:span><text:span text:style-name="T228"><text:tab/></text:span><text:span text:style-name="T230"></text:span><text:span text:style-name="T232"><text:tab/></text:span><text:span text:style-name="T231">B</text:span><text:span text:style-name="T228">egin bij hoofdstuk </text:span><text:span text:style-name="T233"><text:bookmark-ref text:reference-format="page" text:ref-name="__RefNumPara__4009_1271708128">2</text:bookmark-ref></text:span><text:span text:style-name="T233"><text:s text:c="2"/></text:span><text:span text:style-name="T234"><text:bookmark-ref text:reference-format="text" text:ref-name="__RefNumPara__4009_1271708128">Installatie uitvoeren</text:bookmark-ref></text:span><text:span text:style-name="T229">.</text:span></text:p>
      <text:p text:style-name="P29"><text:span text:style-name="Strong_20_Emphasis"><text:span text:style-name="T260"/></text:span></text:p>
      <text:p text:style-name="P29"><text:span text:style-name="Strong_20_Emphasis"><text:span text:style-name="T260"/></text:span></text:p>
      <text:list xml:id="list1835516539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0" draw:name="Vorm3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6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7"><text:note text:id="ftn2" text:note-class="footnote"><text:note-citation>2</text:note-citation><text:note-body><text:p text:style-name="P26"><text:span text:style-name="T195">E</text:span><text:span text:style-name="T198">v</text:span><text:span text:style-name="T199">en</text:span><text:span text:style-name="T201">t</text:span><text:span text:style-name="T202">uele </text:span><text:span text:style-name="T203">extra </text:span><text:span text:style-name="T205">gebruiker</text:span><text:span text:style-name="T203">s aanmelden </text:span><text:span text:style-name="T204">en dezelfde stappen uitvoeren</text:span><text:span text:style-name="T200">.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4821287103600">
          <table:table-cell table:style-name="_31_._5f_Installatie_5f_voorbereiden.A1" office:value-type="string">
            <text:p text:style-name="P49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821287053728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2" draw:name="Vorm4" draw:style-name="gr1" draw:text-style-name="P9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3" text:note-class="footnote"><text:note-citation>3</text:note-citation><text:note-body><text:p text:style-name="P90"><text:span text:style-name="T334">Debian-</text:span><text:span text:style-name="T335">p</text:span>akket kz plaatst documenten en scripts van Karel Zimmer <text:span text:style-name="T333">(zie </text:span><text:a xlink:type="simple" xlink:href="https://karelzimmer.nl/" text:style-name="Internet_20_link" text:visited-style-name="Visited_20_Internet_20_Link"><text:span text:style-name="Strong_20_Emphasis"><text:span text:style-name="T326">karelzimmer.nl</text:span></text:span></text:a><text:span text:style-name="Strong_20_Emphasis"><text:span text:style-name="T221">) </text:span></text:span>voor het installeren en beheren van Debian en op Debian gebaseerd systeem zoals Ubuntu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23"><text:span text:style-name="T248">De </text:span><text:span text:style-name="T249">Super</text:span><text:span text:style-name="T248">-toets is de Windows</text:span><text:span text:style-name="T250">-</text:span><text:span text:style-name="T251">toets</text:span><text:span text:style-name="T248">, </text:span><text:span text:style-name="T250">C</text:span><text:span text:style-name="T248">ommand-</text:span><text:span text:style-name="T251">toets</text:span><text:span text:style-name="T248">, of </text:span><text:span text:style-name="T250">V</text:span><text:span text:style-name="T248">ergrootglas-toet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3">Terminalvenster</text:span></text:span><text:span text:style-name="Strong_20_Emphasis"><text:span text:style-name="T67">.</text:span></text:span><text:span text:style-name="Strong_20_Emphasis"><text:span text:style-name="T64"> </text:span></text:span></text:p>
          </table:table-cell>
        </table:table-row>
        <table:table-row table:style-name="TableLine94821287054400">
          <table:table-cell table:style-name="_31_._5f_Installatie_5f_voorbereiden.A1" office:value-type="string">
            <text:p text:style-name="P60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69">z</text:span></text:span><text:span text:style-name="Strong_20_Emphasis"><text:span text:style-name="T64">e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4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 table:style-name="TableLine9482128705502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 table:style-name="TableLine9482128713662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821287137248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0">Bereid de installatie voor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73">druk </text:span></text:span><text:span text:style-name="Strong_20_Emphasis"><text:span text:style-name="T74">op de </text:span></text:span><text:span text:style-name="Strong_20_Emphasis"><text:span text:style-name="T75">Super</text:span></text:span><text:span text:style-name="Strong_20_Emphasis"><text:span text:style-name="T74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60">, </text:span></text:span><text:span text:style-name="Strong_20_Emphasis"><text:span text:style-name="T76">t</text:span></text:span><text:span text:style-name="Strong_20_Emphasis"><text:span text:style-name="T63">yp </text:span></text:span><text:span text:style-name="Strong_20_Emphasis"><text:span text:style-name="T124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77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</text:span></text:span><text:span text:style-name="Strong_20_Emphasis"><text:span text:style-name="T104">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74">.</text:span></text:span></text:p>
          </table:table-cell>
        </table:table-row>
        <table:table-row table:style-name="TableLine94821287137872">
          <table:table-cell table:style-name="_31_._5f_Installatie_5f_voorbereiden.A1" office:value-type="string">
            <text:p text:style-name="P56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8">K</text:span></text:span><text:span text:style-name="Strong_20_Emphasis"><text:span text:style-name="T79">ie</text:span></text:span><text:span text:style-name="Strong_20_Emphasis"><text:span text:style-name="T80">s</text:span></text:span><text:span text:style-name="Strong_20_Emphasis"><text:span text:style-name="T72"> </text:span></text:span><text:span text:style-name="Strong_20_Emphasis"><text:span text:style-name="T143">1</text:span></text:span><text:span text:style-name="Strong_20_Emphasis"><text:span text:style-name="T144"> </text:span></text:span><text:span text:style-name="Strong_20_Emphasis"><text:span text:style-name="T145">In</text:span></text:span><text:span text:style-name="Strong_20_Emphasis"><text:span text:style-name="T137">stallatie voorberei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8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40"/>
      <text:list xml:id="list121529427473587" text:continue-numbering="true" text:style-name="L1">
        <text:list-item>
          <text:p text:style-name="P95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821287069824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278">Start de computer op vanaf </text:span><text:span text:style-name="T279">een </text:span><text:span text:style-name="T279"><text:reference-ref text:reference-format="text" text:ref-name="Distributie">Debian</text:reference-ref></text:span><text:span text:style-name="T279"><text:s/></text:span><text:span text:style-name="Strong_20_Emphasis"><text:span text:style-name="T268"><text:reference-ref text:reference-format="text" text:ref-name="Versie">11</text:reference-ref></text:span></text:span><text:span text:style-name="Strong_20_Emphasis"><text:span text:style-name="T268"><text:s/></text:span></text:span><text:span text:style-name="T280">(</text:span><text:span text:style-name="T281">Live</text:span><text:span text:style-name="T159"><text:note text:id="ftn5" text:note-class="footnote"><text:note-citation>1</text:note-citation><text:note-body><text:p text:style-name="P27"><text:span text:style-name="T318">Vanaf ee</text:span>n Live <text:span text:style-name="T321">USB-stick </text:span><text:span text:style-name="T330">(</text:span><text:span text:style-name="T321">of </text:span><text:span text:style-name="T330">cd/dvd</text:span><text:span text:style-name="T288">)</text:span><text:span text:style-name="T322"> </text:span>kunt <text:span text:style-name="T318">u opstarten en</text:span> met <text:reference-ref text:reference-format="text" text:ref-name="Distributie">Debian</text:reference-ref><text:s/>werken zonder deze te installeren.</text:p></text:note-body></text:note></text:span><text:span text:style-name="T160">)</text:span><text:span text:style-name="T158"> </text:span><text:span text:style-name="T161">GNOME</text:span><text:span text:style-name="T158"> </text:span><text:span text:style-name="T162">USB-stick</text:span><text:span text:style-name="T162"><text:note text:id="ftn6" text:note-class="footnote"><text:note-citation>2</text:note-citation><text:note-body><text:p text:style-name="P88"><text:span text:style-name="T20">D</text:span><text:span text:style-name="Strong_20_Emphasis"><text:span text:style-name="T167">ow</text:span></text:span><text:span text:style-name="Strong_20_Emphasis"><text:span text:style-name="T168">nload </text:span></text:span><text:span text:style-name="Strong_20_Emphasis"><text:span text:style-name="T165">e</text:span></text:span><text:span text:style-name="Strong_20_Emphasis"><text:span text:style-name="T169">e</text:span></text:span><text:span text:style-name="Strong_20_Emphasis"><text:span text:style-name="T170">n</text:span></text:span><text:span text:style-name="Strong_20_Emphasis"><text:span text:style-name="T192"> </text:span></text:span><text:span text:style-name="Strong_20_Emphasis"><text:span text:style-name="T168">Live CD </text:span></text:span><text:span text:style-name="Strong_20_Emphasis"><text:span text:style-name="T171">v</text:span></text:span><text:span text:style-name="Strong_20_Emphasis"><text:span text:style-name="T172">anaf</text:span></text:span><text:span text:style-name="Strong_20_Emphasis"><text:span text:style-name="T173"> </text:span></text:span><text:a xlink:type="simple" xlink:href="https://www.debian.org/CD/live/" text:style-name="Internet_20_link" text:visited-style-name="Visited_20_Internet_20_Link"><text:span text:style-name="Strong_20_Emphasis"><text:span text:style-name="T324">debian.org/cd/live</text:span></text:span></text:a><text:span text:style-name="Strong_20_Emphasis"><text:span text:style-name="T173">, blader naar beneden en klik op <text:line-break/></text:span></text:span><text:span text:style-name="Strong_20_Emphasis"><text:span text:style-name="T179">unofficial live images for </text:span></text:span><text:span text:style-name="Strong_20_Emphasis"><text:span text:style-name="T184">“</text:span></text:span><text:span text:style-name="Strong_20_Emphasis"><text:span text:style-name="T193">stable</text:span></text:span><text:span text:style-name="Strong_20_Emphasis"><text:span text:style-name="T184">”</text:span></text:span><text:span text:style-name="Strong_20_Emphasis"><text:span text:style-name="T179"> with firmware included</text:span></text:span><text:span text:style-name="Strong_20_Emphasis"><text:span text:style-name="T173">. <text:line-break/>Klik vervolgens </text:span></text:span><text:span text:style-name="Strong_20_Emphasis"><text:span text:style-name="T176">op</text:span></text:span><text:span text:style-name="Strong_20_Emphasis"><text:span text:style-name="T173"> </text:span></text:span><text:span text:style-name="Strong_20_Emphasis"><text:span text:style-name="T179">amd64/</text:span></text:span><text:span text:style-name="Strong_20_Emphasis"><text:span text:style-name="T173"> en </text:span></text:span><text:span text:style-name="Strong_20_Emphasis"><text:span text:style-name="T176">daarna op </text:span></text:span><text:span text:style-name="Strong_20_Emphasis"><text:span text:style-name="T179">iso-hybrid/</text:span></text:span><text:span text:style-name="Strong_20_Emphasis"><text:span text:style-name="T173">.<text:line-break/></text:span></text:span><text:span text:style-name="Strong_20_Emphasis"><text:span text:style-name="T177">K</text:span></text:span><text:span text:style-name="Strong_20_Emphasis"><text:span text:style-name="T178">lik op</text:span></text:span><text:span text:style-name="Strong_20_Emphasis"><text:span text:style-name="T174"> </text:span></text:span><text:span text:style-name="T180">debian-live-11...</text:span><text:span text:style-name="T181">-</text:span><text:span text:style-name="T180">amd-64-</text:span><text:span text:style-name="T181">gnome</text:span><text:span text:style-name="T182">+non-fre</text:span><text:span text:style-name="T183">e</text:span><text:span text:style-name="T182">.iso</text:span><text:span text:style-name="Strong_20_Emphasis"><text:span text:style-name="T168">.<text:line-break/></text:span></text:span><text:span text:style-name="Strong_20_Emphasis"><text:span text:style-name="T175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2"><text:span text:style-name="T20"><text:tab/></text:span><text:span text:style-name="Strong_20_Emphasis"><text:span text:style-name="T206">Zoek</text:span></text:span><text:span text:style-name="Strong_20_Emphasis"><text:span text:style-name="T207"> </text:span></text:span><text:span text:style-name="Strong_20_Emphasis"><text:span text:style-name="T224">s</text:span></text:span><text:span text:style-name="Strong_20_Emphasis"><text:span text:style-name="T225">ch</text:span></text:span><text:span text:style-name="Strong_20_Emphasis"><text:span text:style-name="T207"> en klik op het pictogram van</text:span></text:span><text:span text:style-name="Strong_20_Emphasis"><text:span text:style-name="T208"> </text:span></text:span><text:span text:style-name="Strong_20_Emphasis"><text:span text:style-name="T227">Schijven</text:span></text:span><text:span text:style-name="Strong_20_Emphasis"><text:span text:style-name="T209">. Selecteer de USB-stick in de lijst van schijven aan de linkerkant en klik rechtsboven op </text:span></text:span><text:span text:style-name="Strong_20_Emphasis"><text:span text:style-name="T226">Schijfinstellingen</text:span></text:span><text:span text:style-name="Strong_20_Emphasis"><text:span text:style-name="T209"> </text:span></text:span><text:span text:style-name="Strong_20_Emphasis"><text:span text:style-name="T226">⋮</text:span></text:span><text:span text:style-name="Strong_20_Emphasis"><text:span text:style-name="T209"> (icoontje met de drie puntjes).</text:span></text:span></text:p><text:p text:style-name="P83"><text:span text:style-name="Strong_20_Emphasis"><text:span text:style-name="T209"><text:tab/>Kies </text:span></text:span><text:span text:style-name="Strong_20_Emphasis"><text:span text:style-name="T226">Schijfkopie terugzetten</text:span></text:span><text:span text:style-name="Strong_20_Emphasis"><text:span text:style-name="T209"> en selecteer </text:span></text:span><text:span text:style-name="Strong_20_Emphasis"><text:span text:style-name="T220">het net</text:span></text:span><text:span text:style-name="Strong_20_Emphasis"><text:span text:style-name="T218"> gedownloade CD-beeldbestand </text:span></text:span><text:span text:style-name="Strong_20_Emphasis"><text:span text:style-name="T219">(.iso)</text:span></text:span><text:span text:style-name="Strong_20_Emphasis"><text:span text:style-name="T218">.</text:span></text:span></text:p><text:p text:style-name="P82"><text:span text:style-name="Strong_20_Emphasis"><text:span text:style-name="T209"><text:tab/>Klik op </text:span></text:span><text:span text:style-name="Strong_20_Emphasis"><text:span text:style-name="T226">Terugzetten starten</text:span></text:span><text:span text:style-name="Strong_20_Emphasis"><text:span text:style-name="T209"> en vervolgens op </text:span></text:span><text:span text:style-name="Strong_20_Emphasis"><text:span text:style-name="T226">Terugzetten</text:span></text:span><text:span text:style-name="Strong_20_Emphasis"><text:span text:style-name="T210">.<text:line-break/></text:span></text:span><text:span text:style-name="Strong_20_Emphasis"><text:span text:style-name="T222">O</text:span></text:span><text:span text:style-name="Strong_20_Emphasis"><text:span text:style-name="T211">f </text:span></text:span><text:span text:style-name="Strong_20_Emphasis"><text:span text:style-name="T212">gebruik </text:span></text:span><text:span text:style-name="Strong_20_Emphasis"><text:span text:style-name="T213">het programma </text:span></text:span><text:span text:style-name="Strong_20_Emphasis"><text:span text:style-name="T196">Etche</text:span></text:span><text:span text:style-name="Strong_20_Emphasis"><text:span text:style-name="T197">r</text:span></text:span><text:span text:style-name="Strong_20_Emphasis"><text:span text:style-name="T213"> </text:span></text:span><text:span text:style-name="Strong_20_Emphasis"><text:span text:style-name="T214">(</text:span></text:span><text:a xlink:type="simple" xlink:href="https://www.balena.io/etcher/" text:style-name="Internet_20_link" text:visited-style-name="Visited_20_Internet_20_Link"><text:span text:style-name="Strong_20_Emphasis"><text:span text:style-name="T325">etcher.io</text:span></text:span></text:a><text:span text:style-name="Strong_20_Emphasis"><text:span text:style-name="T214">) </text:span></text:span><text:span text:style-name="Strong_20_Emphasis"><text:span text:style-name="T223">dat </text:span></text:span><text:span text:style-name="Strong_20_Emphasis"><text:span text:style-name="T211">beschikbaar </text:span></text:span><text:span text:style-name="Strong_20_Emphasis"><text:span text:style-name="T223">is </text:span></text:span><text:span text:style-name="Strong_20_Emphasis"><text:span text:style-name="T211">voor </text:span></text:span><text:span text:style-name="Strong_20_Emphasis"><text:span text:style-name="T209">Windows, </text:span></text:span><text:span text:style-name="Strong_20_Emphasis"><text:span text:style-name="T215">mac</text:span></text:span><text:span text:style-name="Strong_20_Emphasis"><text:span text:style-name="T216">OS</text:span></text:span><text:span text:style-name="Strong_20_Emphasis"><text:span text:style-name="T213">, </text:span></text:span><text:span text:style-name="Strong_20_Emphasis"><text:span text:style-name="T214">en </text:span></text:span><text:span text:style-name="Strong_20_Emphasis"><text:span text:style-name="T213">Linux</text:span></text:span><text:span text:style-name="Strong_20_Emphasis"><text:span text:style-name="T217">.</text:span></text:span></text:p></text:note-body></text:note></text:span><text:span text:style-name="T158">.</text:span></text:p>
            <text:p text:style-name="P51"><text:span text:style-name="T163">Opstartmenu/</text:span><text:span text:style-name="T164">boot menu</text:span><text:span text:style-name="T163"> </text:span><text:span text:style-name="T158">via </text:span><text:span text:style-name="Definition"><text:span text:style-name="T5">opstartmenu</text:span></text:span><text:span text:style-name="T158">, </text:span><text:span text:style-name="T163">instellingen/</text:span><text:span text:style-name="T164">setup</text:span><text:span text:style-name="T158"> via </text:span><text:span text:style-name="Definition"><text:span text:style-name="T5">instellingen</text:span></text:span><text:span text:style-name="T158">.</text:span></text:p>
          </table:table-cell>
        </table:table-row>
        <table:table-row table:style-name="TableLine94821287098128">
          <table:table-cell table:style-name="_32_._5f_Installatie_5f_uitvoeren.A1" office:value-type="string">
            <text:p text:style-name="P56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06">K</text:span></text:span><text:span text:style-name="Strong_20_Emphasis"><text:span text:style-name="T107">ies </text:span></text:span><text:span text:style-name="Strong_20_Emphasis"><text:span text:style-name="T108">eerste keuze </text:span></text:span><text:span text:style-name="Strong_20_Emphasis"><text:span text:style-name="T109">en druk op de </text:span></text:span><text:span text:style-name="Strong_20_Emphasis"><text:span text:style-name="T110">Enter</text:span></text:span><text:span text:style-name="Strong_20_Emphasis"><text:span text:style-name="T109">-toets.</text:span></text:span></text:p>
          </table:table-cell>
        </table:table-row>
        <table:table-row table:style-name="TableLine94821287154752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03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4">V</text:span></text:span><text:span text:style-name="Strong_20_Emphasis"><text:span text:style-name="T39">olg de aanwijzingen </text:span></text:span><text:span text:style-name="Strong_20_Emphasis"><text:span text:style-name="T53">op de schermen</text:span></text:span><text:span text:style-name="Strong_20_Emphasis"><text:span text:style-name="T11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2"><text:s/></text:span></text:span><text:span text:style-name="Strong_20_Emphasis"><text:span text:style-name="T105"><draw:control text:anchor-type="as-char" draw:z-index="20" draw:name="Vorm11_0" draw:style-name="gr1" draw:text-style-name="P98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7"><text:span text:style-name="Strong_20_Emphasis"><text:span text:style-name="T40">Als het scherm </text:span></text:span><text:span text:style-name="Strong_20_Emphasis"><text:span text:style-name="T132">Wi-Fi</text:span></text:span><text:span text:style-name="Strong_20_Emphasis"><text:span text:style-name="T40"> verschijnt, kies </text:span></text:span><text:span text:style-name="Strong_20_Emphasis"><text:span text:style-name="T55">het</text:span></text:span><text:span text:style-name="Strong_20_Emphasis"><text:span text:style-name="T40"> draadloos netwerk, maak verbinding, en klik op</text:span></text:span><text:span text:style-name="Strong_20_Emphasis"><text:span text:style-name="T113"> </text:span></text:span><text:span text:style-name="Strong_20_Emphasis"><text:span text:style-name="T150">N</text:span></text:span><text:span text:style-name="Strong_20_Emphasis"><text:span text:style-name="T130">ext</text:span></text:span><text:span text:style-name="Strong_20_Emphasis"><text:span text:style-name="T11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821287343424">
          <table:table-cell table:style-name="_32_._5f_Installatie_5f_uitvoeren.A1" office:value-type="string">
            <text:p text:style-name="P62"><text:span text:style-name="Strong_20_Emphasis"><text:span text:style-name="T56"><text:s/></text:span></text:span><text:span text:style-name="Strong_20_Emphasis"><text:span text:style-name="T103"><draw:control text:anchor-type="as-char" draw:z-index="14" draw:name="Vorm13_1" draw:style-name="gr1" draw:text-style-name="P98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1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84">klik op </text:span></text:span><text:span text:style-name="Strong_20_Emphasis"><text:span text:style-name="T126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27">Install Debian</text:span></text:span><text:span text:style-name="Strong_20_Emphasis"><text:span text:style-name="T42">.</text:span></text:span></text:p>
          </table:table-cell>
        </table:table-row>
        <table:table-row table:style-name="TableLine94821287343936">
          <table:table-cell table:style-name="_32_._5f_Installatie_5f_uitvoeren.A1" office:value-type="string">
            <text:p text:style-name="P56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1">Bij </text:span></text:span><text:span text:style-name="Strong_20_Emphasis"><text:span text:style-name="T133">Welcome</text:span></text:span><text:span text:style-name="Strong_20_Emphasis"><text:span text:style-name="T41"> kies </text:span></text:span><text:span text:style-name="Strong_20_Emphasis"><text:span text:style-name="T133">Nederlands</text:span></text:span><text:span text:style-name="Strong_20_Emphasis"><text:span text:style-name="T41"> en klik op </text:span></text:span><text:span text:style-name="Strong_20_Emphasis"><text:span text:style-name="T133">Volgende</text:span></text:span><text:span text:style-name="Strong_20_Emphasis"><text:span text:style-name="T41">.</text:span></text:span></text:p>
          </table:table-cell>
        </table:table-row>
        <table:table-row table:style-name="TableLine94821287344560">
          <table:table-cell table:style-name="_32_._5f_Installatie_5f_uitvoeren.A1" office:value-type="string">
            <text:p text:style-name="P69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19">Locatie</text:span> kies bij <text:span text:style-name="T319">Regio</text:span> voor <text:span text:style-name="T319">Europa</text:span> en klik op <text:span text:style-name="T319">Volgende</text:span>.</text:p>
          </table:table-cell>
        </table:table-row>
        <table:table-row table:style-name="TableLine94821287332080">
          <table:table-cell table:style-name="_32_._5f_Installatie_5f_uitvoeren.A1" office:value-type="string">
            <text:p text:style-name="P69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19">Toetsenbord</text:span> kies <text:span text:style-name="T319">English (US)</text:span> en klik op <text:span text:style-name="T319">Volgende</text:span>.</text:p>
          </table:table-cell>
        </table:table-row>
        <table:table-row table:style-name="TableLine94821287332704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821287333328">
          <table:table-cell table:style-name="_32_._5f_Installatie_5f_uitvoeren.A1" office:value-type="string">
            <text:p text:style-name="P69"><text:span text:style-name="Strong_20_Emphasis"><text:span text:style-name="T56"><text:s/></text:span></text:span><text:span text:style-name="Strong_20_Emphasis"><text:span text:style-name="T103"><draw:control text:anchor-type="as-char" draw:z-index="15" draw:name="Vorm13_4" draw:style-name="gr1" draw:text-style-name="P98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67"><text:span text:style-name="T6">Bij </text:span><text:span text:style-name="T17">Partities</text:span><text:span text:style-name="T6"> </text:span><text:span text:style-name="T276">selecteer</text:span><text:span text:style-name="T6"> </text:span><text:span text:style-name="T7">de </text:span><text:span text:style-name="T6">gewenste </text:span><text:span text:style-name="T277">optie</text:span><text:span text:style-name="Strong_20_Emphasis"><text:span text:style-name="T41"> </text:span></text:span><text:span text:style-name="Strong_20_Emphasis"><text:span text:style-name="T43">en klik op </text:span></text:span><text:span text:style-name="Strong_20_Emphasis"><text:span text:style-name="T134">Volgende</text:span></text:span><text:span text:style-name="Strong_20_Emphasis"><text:span text:style-name="T43">.</text:span></text:span></text:p>
          </table:table-cell>
        </table:table-row>
        <table:table-row table:style-name="TableLine9482128733395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821287337424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3" draw:name="Vorm13" draw:style-name="gr1" draw:text-style-name="P98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11">Bij </text:span></text:span><text:span text:style-name="Strong_20_Emphasis"><text:span text:style-name="T131">Gebruikers</text:span></text:span><text:span text:style-name="Strong_20_Emphasis"><text:span text:style-name="T111"> vul in </text:span></text:span><text:span text:style-name="Strong_20_Emphasis"><text:span text:style-name="T135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101">,</text:span></text:span><text:span text:style-name="Strong_20_Emphasis"><text:span text:style-name="T45"> </text:span></text:span><text:span text:style-name="Strong_20_Emphasis"><text:span text:style-name="T135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6">Wat is de </text:span></text:span><text:span text:style-name="Strong_20_Emphasis"><text:span text:style-name="T135">naam van deze </text:span></text:span><text:span text:style-name="Strong_20_Emphasis"><text:span text:style-name="T136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19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8">V</text:span></text:span><text:span text:style-name="Strong_20_Emphasis"><text:span text:style-name="T139">olgende</text:span></text:span><text:span text:style-name="Strong_20_Emphasis"><text:span text:style-name="T38">.</text:span></text:span></text:p>
          </table:table-cell>
        </table:table-row>
        <table:table-row table:style-name="TableLine94821287338048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821287338672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4" draw:name="Vorm14" draw:style-name="gr1" draw:text-style-name="P9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9">Bij </text:span></text:span><text:span text:style-name="Strong_20_Emphasis"><text:span text:style-name="T151">Samenvatting</text:span></text:span><text:span text:style-name="Strong_20_Emphasis"><text:span text:style-name="T116"> </text:span></text:span><text:span text:style-name="Strong_20_Emphasis"><text:span text:style-name="T117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40">Installeer</text:span></text:span><text:span text:style-name="Strong_20_Emphasis"><text:span text:style-name="T38">.</text:span></text:span></text:p>
          </table:table-cell>
        </table:table-row>
      </table:table>
      <text:p text:style-name="P50"><text:span text:style-name="Strong_20_Emphasis"><text:span text:style-name="T115"/></text:span></text:p>
      <text:list xml:id="list121529249025088" text:continue-numbering="true" text:style-name="L1">
        <text:list-item>
          <text:p text:style-name="P97"><text:span text:style-name="Strong_20_Emphasis"><text:span text:style-name="T152">Installatie </text:span></text:span><text:span text:style-name="Strong_20_Emphasis"><text:span text:style-name="T153">afronden</text:span></text:span></text:p>
        </text:list-item>
      </text:list>
      <text:p text:style-name="P52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821287163696">
          <table:table-cell table:style-name="_33_._5f_Installatie_5f_afronden.A1" office:value-type="string">
            <text:p text:style-name="P57"><text:span text:style-name="Strong_20_Emphasis"><text:span text:style-name="T56"><text:s/></text:span></text:span><text:span text:style-name="Strong_20_Emphasis"><text:span text:style-name="T103"><draw:control text:anchor-type="as-char" draw:z-index="5" draw:name="Vorm22" draw:style-name="gr1" draw:text-style-name="P98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 table:style-name="TableLine94821287432704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821287432704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 table:style-name="TableLine94821287432704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821287433328">
          <table:table-cell table:style-name="_33_._5f_Installatie_5f_afron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3" draw:name="Vorm4_1" draw:style-name="gr1" draw:text-style-name="P98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7" text:note-class="footnote"><text:note-citation>1</text:note-citation><text:note-body><text:p text:style-name="P85"><text:span text:style-name="T334">Debian-</text:span><text:span text:style-name="T335">p</text:span>akket kz plaatst documenten en scripts van Karel Zimmer <text:span text:style-name="T333">(zie </text:span><text:a xlink:type="simple" xlink:href="https://karelzimmer.nl/" text:style-name="Internet_20_link" text:visited-style-name="Visited_20_Internet_20_Link"><text:span text:style-name="Strong_20_Emphasis"><text:span text:style-name="T326">karelzimmer.nl</text:span></text:span></text:a><text:span text:style-name="Strong_20_Emphasis"><text:span text:style-name="T221">) </text:span></text:span>voor het installeren en beheren van Debian en op Debian gebaseerd systeem zoals Ubuntu.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8" text:note-class="footnote"><text:note-citation>2</text:note-citation><text:note-body><text:p text:style-name="P24"><text:span text:style-name="T248">De </text:span><text:span text:style-name="T249">Super</text:span><text:span text:style-name="T248">-toets is de Windows</text:span><text:span text:style-name="T250">-</text:span><text:span text:style-name="T251">toets</text:span><text:span text:style-name="T248">, </text:span><text:span text:style-name="T250">C</text:span><text:span text:style-name="T248">ommand-</text:span><text:span text:style-name="T251">toets</text:span><text:span text:style-name="T248">, of </text:span><text:span text:style-name="T250">V</text:span><text:span text:style-name="T248">ergrootglas-toet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3">Terminalvenster</text:span></text:span><text:span text:style-name="Strong_20_Emphasis"><text:span text:style-name="T64">. </text:span></text:span></text:p>
          </table:table-cell>
        </table:table-row>
        <table:table-row table:style-name="TableLine94821287433952">
          <table:table-cell table:style-name="_33_._5f_Installatie_5f_afronden.A1" office:value-type="string">
            <text:p text:style-name="P60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4">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 table:style-name="TableLine9482128743457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5"><text:span text:style-name="Strong_20_Emphasis"><text:span text:style-name="T70">V</text:span>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 table:style-name="TableLine9482128743531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821287435936">
          <table:table-cell table:style-name="_33_._5f_Installatie_5f_afronden.A1" office:value-type="string">
            <text:p text:style-name="P57"><text:span text:style-name="Strong_20_Emphasis"><text:span text:style-name="T56"><text:s/></text:span></text:span><text:span text:style-name="Strong_20_Emphasis"><text:span text:style-name="T103"><draw:control text:anchor-type="as-char" draw:z-index="6" draw:name="Vorm33" draw:style-name="gr1" draw:text-style-name="P9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</text:span></text:span><text:span text:style-name="Strong_20_Emphasis"><text:span text:style-name="T89"><text:note text:id="ftn9" text:note-class="footnote"><text:note-citation>3</text:note-citation><text:note-body><text:p text:style-name="P81">De installatie kan <text:span text:style-name="T331">ge</text:span>controle<text:span text:style-name="T331">e</text:span>r<text:span text:style-name="T331">d worden </text:span>op volledigheid met <text:span text:style-name="T332">bestand</text:span> <text:span text:style-name="T320">Persoonlijke map / kz / Apps</text:span>.</text:p></text:note-body></text:note></text:span></text:span><text:span text:style-name="Strong_20_Emphasis"><text:span text:style-name="T89">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1">.</text:span></text:span></text:p>
          </table:table-cell>
        </table:table-row>
        <table:table-row table:style-name="TableLine94821287436560">
          <table:table-cell table:style-name="_33_._5f_Installatie_5f_afronden.A1" office:value-type="string">
            <text:p text:style-name="P57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6">3 </text:span></text:span><text:span text:style-name="Strong_20_Emphasis"><text:span text:style-name="T147">Installatie</text:span></text:span><text:span text:style-name="Strong_20_Emphasis"><text:span text:style-name="T148"> </text:span></text:span><text:span text:style-name="Strong_20_Emphasis"><text:span text:style-name="T149">afron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52"><text:span text:style-name="Strong_20_Emphasis"><text:span text:style-name="T50"><text:tab/></text:span></text:span></text:p>
      <text:p text:style-name="P53"><text:span text:style-name="Strong_20_Emphasis"><text:span text:style-name="T82"/></text:span></text:p>
      <text:p text:style-name="P54"><text:span text:style-name="Strong_20_Emphasis"><text:span text:style-name="T72"/></text:span></text:p>
      <text:list xml:id="list121529728904192"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 table:style-name="TableLine94821287437184">
          <table:table-cell table:style-name="Tabel2.A1" office:value-type="string">
            <text:p text:style-name="P71"><text:span text:style-name="Strong_20_Emphasis"><text:span text:style-name="T56"><text:s/></text:span></text:span><text:span text:style-name="Strong_20_Emphasis"><text:span text:style-name="T103"><draw:control text:anchor-type="as-char" draw:z-index="16" draw:name="Vorm36_0" draw:style-name="gr1" draw:text-style-name="P98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7"><text:note text:id="ftn10" text:note-class="footnote"><text:note-citation>1</text:note-citation><text:note-body><text:p text:style-name="P78"><text:span text:style-name="User_20_Entry"><text:span text:style-name="T166">E</text:span></text:span><text:span text:style-name="User_20_Entry"><text:span text:style-name="T185">v</text:span></text:span><text:span text:style-name="User_20_Entry"><text:span text:style-name="T186">en</text:span></text:span><text:span text:style-name="User_20_Entry"><text:span text:style-name="T188">t</text:span></text:span><text:span text:style-name="User_20_Entry"><text:span text:style-name="T189">uele </text:span></text:span><text:span text:style-name="User_20_Entry"><text:span text:style-name="T190">extra </text:span></text:span><text:span text:style-name="User_20_Entry"><text:span text:style-name="T194">gebruiker</text:span></text:span><text:span text:style-name="User_20_Entry"><text:span text:style-name="T190">s aanmelden </text:span></text:span><text:span text:style-name="User_20_Entry"><text:span text:style-name="T191">en dezelfde stappen uitvoeren</text:span></text:span><text:span text:style-name="User_20_Entry"><text:span text:style-name="T187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 table:style-name="TableLine94821287506848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821287539760">
          <table:table-cell table:style-name="Tabel2.A1" office:value-type="string">
            <text:p text:style-name="P74"><text:span text:style-name="Strong_20_Emphasis"><text:span text:style-name="T56"><text:s/></text:span></text:span><text:span text:style-name="Strong_20_Emphasis"><text:span text:style-name="T103"><draw:control text:anchor-type="as-char" draw:z-index="17" draw:name="Vorm36_2" draw:style-name="gr1" draw:text-style-name="P98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4">R</text:span></text:span><text:span text:style-name="Strong_20_Emphasis"><text:span text:style-name="T95">icht </text:span></text:span><text:span text:style-name="Strong_20_Emphasis"><text:span text:style-name="T96">de </text:span></text:span><text:span text:style-name="Definition"><text:span text:style-name="T24">gebruiker</text:span></text:span><text:span text:style-name="Strong_20_Emphasis"><text:span text:style-name="T95"> </text:span></text:span><text:span text:style-name="Strong_20_Emphasis"><text:span text:style-name="T97">in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4"><text:note text:id="ftn11" text:note-class="footnote"><text:note-citation>2</text:note-citation><text:note-body><text:p text:style-name="P25"><text:span text:style-name="T248">D</text:span>e <text:span text:style-name="T329">Super</text:span>-toets <text:span text:style-name="T248">is </text:span>de Windows<text:span text:style-name="T327">-</text:span><text:span text:style-name="T328">toets</text:span>, <text:span text:style-name="T327">C</text:span>ommand-<text:span text:style-name="T328">toets</text:span>, of <text:span text:style-name="T327">V</text:span>ergrootglas-toets.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1">.</text:span></text:span></text:p>
          </table:table-cell>
        </table:table-row>
        <table:table-row table:style-name="TableLine9482128754004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6">4 </text:span></text:span><text:span text:style-name="Strong_20_Emphasis"><text:span text:style-name="T129">Gebruiker inricht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8">v</text:span></text:span><text:span text:style-name="Strong_20_Emphasis"><text:span text:style-name="T72">olg de aanwijzingen op het scherm</text:span></text:span><text:span text:style-name="Strong_20_Emphasis"><text:span text:style-name="T120">.</text:span></text:span></text:p>
          </table:table-cell>
        </table:table-row>
      </table:table>
      <text:p text:style-name="P44"><text:span text:style-name="Strong_20_Emphasis"><text:span text:style-name="T99"/></text:span></text:p>
      <text:p text:style-name="P19"/>
      <text:p text:style-name="P19"/>
      <text:p text:style-name="P77"><text:span text:style-name="T154">E</text:span><text:span text:style-name="T155">inde c</text:span><text:span text:style-name="T156">hecklist, </text:span><text:span text:style-name="T157">d</text:span><text:span text:style-name="T156">e</text:span><text:span text:style-name="T269"> installatie van </text:span><text:span text:style-name="T269"><text:reference-ref text:reference-format="text" text:ref-name="Distributie">Debian</text:reference-ref></text:span><text:span text:style-name="T269"><text:s/></text:span><text:span text:style-name="T270"><text:reference-ref text:reference-format="text" text:ref-name="Versie">11</text:reference-ref></text:span><text:span text:style-name="Strong_20_Emphasis"><text:span text:style-name="T272"><text:s/></text:span></text:span><text:span text:style-name="Strong_20_Emphasis"><text:span text:style-name="T273">LTS</text:span></text:span><text:span text:style-name="T271"> </text:span><text:span text:style-name="T269"><text:reference-ref text:reference-format="text" text:ref-name="Editie">Desktop</text:reference-ref></text:span><text:span text:style-name="T269"><text:s/>is voltooid.</text:span></text:p>
      <text:p text:style-name="P43"/>
      <text:p text:style-name="P35"><text:span text:style-name="T112">Geschreven</text:span><text:span text:style-name="T51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1">&gt;</text:span><text:span text:style-name="T5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9-17T12:15:27.789412904">17-09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17T12:15:27.450713614</dc:date>
    <meta:keyword>Installatie</meta:keyword>
    <meta:keyword>Checklist</meta:keyword>
    <meta:keyword>Linux</meta:keyword>
    <meta:editing-cycles>6654</meta:editing-cycles>
    <meta:editing-duration>P11DT16H53M43S</meta:editing-duration>
    <meta:print-date>2021-03-23T20:07:57.967210640</meta:print-date>
    <dc:creator>Karel Zimmer</dc:creator>
    <meta:document-statistic meta:table-count="4" meta:image-count="0" meta:object-count="0" meta:page-count="4" meta:paragraph-count="81" meta:word-count="738" meta:character-count="5060" meta:non-whitespace-character-count="4345"/>
    <meta:user-defined meta:name="Info 1"/>
    <meta:user-defined meta:name="Info 2"/>
    <meta:user-defined meta:name="Info 3"/>
    <meta:user-defined meta:name="Info 4"/>
  </office:meta>
</office:document-meta>
</file>